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itle" style:master-page-name="First_20_Page">
      <style:paragraph-properties style:page-number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pq3x41n2bb8j"/><text:soft-page-break/></text:p>
      <text:p text:style-name="Title"><text:bookmark text:name="_tff1xu7lkjwj"/></text:p>
      <text:p text:style-name="Title"><text:bookmark text:name="_yeeqw4i4p272"/></text:p>
      <text:p text:style-name="Title"><text:bookmark text:name="_k73x7jfi0635"/></text:p>
      <text:p text:style-name="Title"><text:bookmark text:name="_xtvx586ei0lg"/></text:p>
      <text:p text:style-name="Title"><text:bookmark text:name="_xgb1pxxl14qs"/></text:p>
      <text:p text:style-name="Title"><text:bookmark text:name="_byejbf34mgni"/></text:p>
      <text:p text:style-name="Title"><text:bookmark text:name="_cr8l3xtspen3"/></text:p>
      <text:p text:style-name="Title"><text:bookmark text:name="_ms21n3b0v231"/></text:p>
      <text:p text:style-name="Title"><text:bookmark text:name="_7t9opiub5moo"/></text:p>
      <text:p text:style-name="Title"><text:bookmark text:name="_4o2wcyhuwaun"/></text:p>
      <text:p text:style-name="Title"><text:bookmark text:name="_av70kegdwth"/></text:p>
      <text:p text:style-name="Title"><text:bookmark text:name="_hun5gcw07i97"/></text:p>
      <text:p text:style-name="Title"><text:bookmark text:name="_wvpayd6cdjti"/></text:p>
      <text:p text:style-name="Title"><text:bookmark text:name="_8u4gnc7uc7b5"/></text:p>
      <text:p text:style-name="Title"><text:bookmark text:name="_b9hewgy3oi8m"/></text:p>
      <text:p text:style-name="Title"><text:bookmark text:name="_3266zvg0tdog"/></text:p>
      <text:p text:style-name="Title"><text:bookmark text:name="_2lpvh5kwhvuu"/>Task 1a: [COMPANY]</text:p>
      <text:p text:style-name="Subtitle"><text:bookmark text:name="_lfa7qqodu2su"/>By Phillip Waltho</text:p>
      <text:p text:style-name="Heading_20_1"><text:bookmark text:name="_zfawgka1qt36"/>Contents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zfawgka1qt36" text:style-name="Index_20_Link" text:visited-style-name="Index_20_Link"><text:span text:style-name="T1">Contents<text:tab/>1</text:span></text:a></text:p>
          <text:p text:style-name="P2"><text:a xlink:type="simple" xlink:href="#_ogpqtqr7kvci" text:style-name="Index_20_Link" text:visited-style-name="Index_20_Link"><text:span text:style-name="T1">Business Context<text:tab/>2</text:span></text:a></text:p>
          <text:p text:style-name="P2"><text:a xlink:type="simple" xlink:href="#_qn89ydvuazyy" text:style-name="Index_20_Link" text:visited-style-name="Index_20_Link"><text:span text:style-name="T1">Proposed Solution<text:tab/>2</text:span></text:a></text:p>
          <text:p text:style-name="P4"><text:a xlink:type="simple" xlink:href="#_kmob6ach66a6" text:style-name="Index_20_Link" text:visited-style-name="Index_20_Link"><text:span text:style-name="T2">The Solution<text:tab/>2</text:span></text:a></text:p>
          <text:p text:style-name="P4"><text:a xlink:type="simple" xlink:href="#_t6ovqm6lv3yj" text:style-name="Index_20_Link" text:visited-style-name="Index_20_Link"><text:span text:style-name="T2">Landing Page<text:tab/>2</text:span></text:a></text:p>
          <text:p text:style-name="P2"><text:soft-page-break/><text:a xlink:type="simple" xlink:href="#_1same0d9iuuu" text:style-name="Index_20_Link" text:visited-style-name="Index_20_Link"><text:span text:style-name="T1">Hierarchy Diagram<text:tab/>2</text:span></text:a></text:p>
          <text:p text:style-name="P2"><text:a xlink:type="simple" xlink:href="#_l1ep1rg5y1fd" text:style-name="Index_20_Link" text:visited-style-name="Index_20_Link"><text:span text:style-name="T1">User Stories<text:tab/>2</text:span></text:a></text:p>
          <text:p text:style-name="P2"><text:a xlink:type="simple" xlink:href="#_uirt5vcw70u9" text:style-name="Index_20_Link" text:visited-style-name="Index_20_Link"><text:span text:style-name="T1">Empathy Maps<text:tab/>2</text:span></text:a></text:p>
          <text:p text:style-name="P2"><text:a xlink:type="simple" xlink:href="#_hdrci5x7gzd7" text:style-name="Index_20_Link" text:visited-style-name="Index_20_Link"><text:span text:style-name="T1">Requirements<text:tab/>2</text:span></text:a></text:p>
          <text:p text:style-name="P4"><text:a xlink:type="simple" xlink:href="#_s8qzkc9jw5sx" text:style-name="Index_20_Link" text:visited-style-name="Index_20_Link"><text:span text:style-name="T2">Functional Requirements<text:tab/>2</text:span></text:a></text:p>
          <text:p text:style-name="P4"><text:a xlink:type="simple" xlink:href="#_pan4kyx1rcr8" text:style-name="Index_20_Link" text:visited-style-name="Index_20_Link"><text:span text:style-name="T2">Non-functional Requirements<text:tab/>2</text:span></text:a></text:p>
          <text:p text:style-name="P2"><text:a xlink:type="simple" xlink:href="#_xoor0sq2v59q" text:style-name="Index_20_Link" text:visited-style-name="Index_20_Link"><text:span text:style-name="T1">Key Performance Indicators<text:tab/>2</text:span></text:a></text:p>
          <text:p text:style-name="P2"><text:a xlink:type="simple" xlink:href="#_swndtdkhz0b7" text:style-name="Index_20_Link" text:visited-style-name="Index_20_Link"><text:span text:style-name="T1">User Acceptance Criteria<text:tab/>3</text:span></text:a></text:p>
          <text:p text:style-name="P2"><text:a xlink:type="simple" xlink:href="#_b6maopjv96fl" text:style-name="Index_20_Link" text:visited-style-name="Index_20_Link"><text:span text:style-name="T1">What the solution solves<text:tab/>3</text:span></text:a></text:p>
          <text:p text:style-name="P2"><text:a xlink:type="simple" xlink:href="#_gcgb5m5xccgi" text:style-name="Index_20_Link" text:visited-style-name="Index_20_Link"><text:span text:style-name="T1">Risks<text:tab/>3</text:span></text:a></text:p>
          <text:p text:style-name="P2"><text:a xlink:type="simple" xlink:href="#_rlb902z0x2r" text:style-name="Index_20_Link" text:visited-style-name="Index_20_Link"><text:span text:style-name="T1">Regulatory and Legal Requirements<text:tab/>3</text:span></text:a></text:p>
        </text:index-body>
      </text:table-of-content>
      <text:p text:style-name="Standard"/>
      <text:p text:style-name="P5"><text:bookmark text:name="_ogpqtqr7kvci"/>Business Context</text:p>
      <text:p text:style-name="Standard"/>
      <text:p text:style-name="Heading_20_1"><text:bookmark text:name="_qn89ydvuazyy"/>Proposed Solution</text:p>
      <text:p text:style-name="Heading_20_2"><text:bookmark text:name="_kmob6ach66a6"/>The Solution</text:p>
      <text:p text:style-name="Standard"/>
      <text:p text:style-name="Heading_20_2"><text:bookmark text:name="_t6ovqm6lv3yj"/>Landing Page</text:p>
      <text:p text:style-name="Standard"/>
      <text:p text:style-name="Heading_20_1"><text:bookmark text:name="_1same0d9iuuu"/>Hierarchy Diagram</text:p>
      <text:p text:style-name="Standard"/>
      <text:p text:style-name="Heading_20_1"><text:bookmark text:name="_l1ep1rg5y1fd"/>User Stories</text:p>
      <text:p text:style-name="Standard"/>
      <text:p text:style-name="Heading_20_1"><text:bookmark text:name="_uirt5vcw70u9"/>Empathy Maps</text:p>
      <text:p text:style-name="Standard"/>
      <text:p text:style-name="Heading_20_1"><text:bookmark text:name="_hdrci5x7gzd7"/>Requirements</text:p>
      <text:p text:style-name="Heading_20_2"><text:bookmark text:name="_s8qzkc9jw5sx"/>Functional Requirements</text:p>
      <text:p text:style-name="Standard"/>
      <text:p text:style-name="Heading_20_2"><text:bookmark text:name="_pan4kyx1rcr8"/>Non-functional Requirements</text:p>
      <text:p text:style-name="Standard"/>
      <text:p text:style-name="Heading_20_1"><text:bookmark text:name="_xoor0sq2v59q"/>Key Performance Indicators</text:p>
      <text:p text:style-name="Standard"/>
      <text:p text:style-name="Heading_20_1"><text:bookmark text:name="_swndtdkhz0b7"/>User Acceptance Criteria</text:p>
      <text:p text:style-name="Standard"/>
      <text:p text:style-name="Heading_20_1"><text:bookmark text:name="_b6maopjv96fl"/>What the solution solves</text:p>
      <text:p text:style-name="Standard"/>
      <text:p text:style-name="Heading_20_1"><text:bookmark text:name="_gcgb5m5xccgi"/>Risks</text:p>
      <text:p text:style-name="Standard"/>
      <text:p text:style-name="Heading_20_1"><text:bookmark text:name="_rlb902z0x2r"/><text:soft-page-break/>Regulatory and Legal Requir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93" meta:character-count="628" meta:non-whitespace-character-count="570"/>
    <meta:generator>LibreOfficeDev/6.0.5.2$Linux_X86_64 LibreOffice_project/</meta:generator>
  </office:meta>
</office:document-meta>
</file>